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top="0in" fo:margin-bottom="0.139in" fo:line-height="115%" fo:text-align="center" style:justify-single-word="false"/>
      <style:text-properties fo:language="en" fo:country="none" fo:font-weight="bold" style:font-weight-asian="bold" style:font-weight-complex="bold"/>
    </style:style>
    <style:style style:name="P2" style:family="paragraph" style:parent-style-name="Standard" style:list-style-name="">
      <style:paragraph-properties fo:margin-top="0in" fo:margin-bottom="0.139in" fo:line-height="115%" fo:text-align="start" style:justify-single-word="false"/>
    </style:style>
    <style:style style:name="P3" style:family="paragraph" style:parent-style-name="Standard" style:list-style-name="">
      <style:paragraph-properties fo:margin-top="0in" fo:margin-bottom="0.139in" fo:line-height="115%" fo:text-align="start" style:justify-single-word="false"/>
      <style:text-properties fo:font-size="12pt" fo:language="en" fo:country="none" fo:font-weight="normal" style:font-size-asian="12pt" style:font-weight-asian="normal" style:font-size-complex="12pt" style:font-weight-complex="normal"/>
    </style:style>
    <style:style style:name="P4" style:family="paragraph" style:parent-style-name="Standard" style:list-style-name="" style:master-page-name="Standard">
      <style:paragraph-properties fo:margin-top="0in" fo:margin-bottom="0.139in" fo:line-height="115%" fo:text-align="center" style:justify-single-word="false" style:page-number="auto"/>
      <style:text-properties fo:font-size="14pt" fo:language="en" fo:country="none" fo:font-weight="bold" style:font-size-asian="14pt" style:font-weight-asian="bold" style:font-size-complex="14pt" style:font-weight-complex="bold"/>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12pt" fo:language="en" fo:country="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nD Campaign story 1: Welcome to Vannarad!</text:p>
      <text:p text:style-name="P1"><text:span text:style-name="T1">Chapter 2: A</text:span><text:span text:style-name="T2"> New Leader <text:line-break/></text:span></text:p>
      <text:p text:style-name="P3">Vampier vliegt als mist op bewolkte dag naar de helden, heeft een roze brief bij, zegt niks, brief is van olivia, vraagt of ze willen afkomen om een deal te bespreken.<text:line-break/>“Beste helden, ondanks onze verwarrende ontmoeting heb ik een interesse ontwikkeld in jullie sinds jullie sterk genoeg waren om Queen Valdas te verslaan. Ik heb informatie over de 2 andere Queens maar ik heb jullie hulp nodig voordat ík jullie help. Daarom nodig ik jullie terug uit bij mijn mansion dichtbij Daggerford. We kunnen hier de details bespreken. Voor deze keer betaal ik ook jullie reiskosten, jullie kunnen een boot huren in Phlan” Ondegetekend door Olivia. De vampier heeft een zakje met 40g voor de boot.<text:line-break/><text:line-break/>Als stroeckx op paard wilt zitten, valt er vanaf, (geen zadel/ geen ervaring) dex saving throw, anders d6 damage<text:line-break/><text:line-break/>Aankomst Deepwood grove, dorpje is terug wat levender, veel immigranten aangezien de vorige inwoners omgezet waren. Als ze bij Arthor passeren, Arthor is 1 van de 3 kandidaten van de stemmingen voor Leidinggevende in Daggerford, hij is als kandidaat verkozen voor zijn daden ivb met Queen Valdas. Hij is onderweg naar Daggerford, als spelers hem helpen kunnen ze trade deal krijgen. 100G / 1k stone / of 1k wood /per maand.</text:p>
      <text:p text:style-name="P2"><text:span text:style-name="T3">Onderweg naar Daggerford, brug ervoor waar vroeger guards op patrouille waren, nu bandit camp, goeie perception check ziet dat vuur achter bomen uitgaat als zij aankomen. Als zij klaarmaken voor combat mogen zij initiation zelf kiezen, anders ambush. Super goede 17+ perception check is zien dat ze geambushed gaan worden. Ambush is 5 thugs(2 range in bomen, 3 melee 2 kampvuur 1 rechts).<text:line-break/>Besluit. Daggerford heeft weinig guards, door niemand om te leiden.<text:line-break/><text:line-break/>Bij Olivia, heeft deal, als helden helpen om haar positie in Daggerford te versterken en 3/5 wetgevers voor haar te laten stemmen zal zij de helden informatie geven over de queens en een kleine beloning. Twee andere kandidaten, “niemand belangrijk”. Enige wetgevers die zij weet zijn Merchant guild leider en een vampier onder haar controle.<text:line-break/><text:line-break/>--------------------------------------------------------------------------------------------------------------------<text:line-break/>3 kandidaten: Arthor, Olivia, Gareth(Town Mayor): Arthor zorgt voor locale vrede en voorspoed, Olivia zorgt voor informatie over cursed queens (goed voor gans continent, slecht voor lokaal aangezien alles gecontroleerd door haar(Bruxa + Vampieren)), Gareth wilt isolatie van buitenaf sinds aanval Queen Valdas.</text:span></text:p>
      <text:p text:style-name="P2"><text:span text:style-name="T3">5 wetgevers (stemmers): <text:line-break/>-Generaal William wilt locale leger uitbreiden voor macht, <text:s/>spelers kunnen helpen door troepen trainen (intellegence + strength rolls 3 keer rollen voor elks, 2 uit 3 is succes in dat vlak), conscriptie wet te veranderen (andere wetgevers overhalen), etc..<text:line-break/>Informatie van Olivia en guards.<text:line-break/>Stemt auto voor Gareth.<text:line-break/></text:span><text:soft-page-break/><text:span text:style-name="T3"><text:line-break/>-Merchant Guild leider, Gerald , wilt meer geld verdienen, vrijheid van de markt, zei die alles beslissen. Kan overhaald worden door geld / tijd deal, verbetering van economie in Daggerford etc.<text:line-break/>Informatie van marktkraampjes.<text:line-break/>Stemt auto voor Arthor.<text:line-break/>-Bandit captain, Ezekiel, wilt niks te maken hebben met de heroes, wilt zijn “enterprise” behouden, kan bedreigt worden of vermoord.<text:line-break/>Informatie uit ambush in alley, brief ”Vanavond meeting in trapdoor achter de Inn, breng de loot mee”.<text:line-break/>Stemt auto voor Gareth.<text:line-break/>-Nobelman Corbin, wilt onderscheid tussen arm en rijk maken, wilt hogere tax,kan overhaald worden door bedreiging, omkopen (50g).<text:line-break/>Stemt auto voor Gareth.<text:line-break/>-Vampier Davin (ziet er uit als mens) onder controle van Olivia, kan enkel vermoord worden. Is Loyal voor Olivia.<text:line-break/>Stemt auto voor Olivia.<text:line-break/><text:line-break/>Als Olivia niet wint stuurt ze 2x vampiers (Hard/Deadly fight)<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2M20S</meta:editing-duration>
    <meta:editing-cycles>3</meta:editing-cycles>
    <meta:generator>OpenOffice/4.1.3$Win32 OpenOffice.org_project/413m1$Build-9783</meta:generator>
    <dc:date>2017-10-07T16:42:28.93</dc:date>
    <meta:document-statistic meta:table-count="0" meta:image-count="0" meta:object-count="0" meta:page-count="2" meta:paragraph-count="5" meta:word-count="577" meta:character-count="3846"/>
    <meta:user-defined meta:name="Info 1"/>
    <meta:user-defined meta:name="Info 2"/>
    <meta:user-defined meta:name="Info 3"/>
    <meta:user-defined meta:name="Info 4"/>
  </office:meta>
</office:document-meta>
</file>